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Tahoma, Geneva, Verdana, sans-serif"/>
  </office:font-face-decls>
  <office:automatic-styles>
    <style:style style:name="P1" style:family="paragraph" style:parent-style-name="Título_20_1.cover-title" style:master-page-name="HTML">
      <style:paragraph-properties fo:margin-left="0cm" fo:margin-right="0cm" fo:text-align="center" style:justify-single-word="false" fo:text-indent="0cm" style:auto-text-indent="false" style:page-number="auto"/>
      <style:text-properties loext:padding-left="0cm" loext:padding-right="0cm" loext:padding-top="0cm" loext:padding-bottom="2.646cm" loext:border-left="none" loext:border-right="none" loext:border-top="none" loext:border-bottom="2.24pt solid #007bff"/>
    </style:style>
    <style:style style:name="P2" style:family="paragraph" style:parent-style-name="Título_20_2.cover-subtitle">
      <style:paragraph-properties fo:text-align="center" style:justify-single-word="false"/>
      <style:text-properties loext:padding-left="0cm" loext:padding-right="0cm" loext:padding-top="0cm" loext:padding-bottom="2.646cm" loext:border-left="none" loext:border-right="none" loext:border-top="none" loext:border-bottom="2.24pt solid #007bff"/>
    </style:style>
    <style:style style:name="P3" style:family="paragraph" style:parent-style-name="Text_20_body">
      <style:paragraph-properties fo:margin-left="0cm" fo:margin-right="0cm" fo:line-height="200%" fo:text-align="center" style:justify-single-word="false" fo:text-indent="0cm" style:auto-text-indent="false"/>
    </style:style>
    <style:style style:name="P4" style:family="paragraph" style:parent-style-name="Text_20_body">
      <style:paragraph-properties fo:line-height="200%" fo:text-align="center" style:justify-single-word="false"/>
    </style:style>
    <style:style style:name="P5" style:family="paragraph" style:parent-style-name="Heading_20_2">
      <style:paragraph-properties fo:margin-left="0.529cm" fo:margin-right="0.529cm" fo:margin-top="0.529cm" fo:margin-bottom="0.529cm" style:contextual-spacing="false" fo:keep-together="always" fo:text-indent="0cm" style:auto-text-indent="false"/>
      <style:text-properties fo:background-color="#f8f9fa" loext:padding-left="0.529cm" loext:padding-right="0cm" loext:padding-top="0.529cm" loext:padding-bottom="0.529cm" loext:border-left="0.06pt solid #e9ecef" loext:border-right="none" loext:border-top="0.06pt solid #e9ecef" loext:border-bottom="0.06pt solid #e9ecef"/>
    </style:style>
    <style:style style:name="P6" style:family="paragraph" style:parent-style-name="Text_20_body" style:list-style-name="L1">
      <style:paragraph-properties fo:margin-left="0.529cm" fo:margin-right="0.529cm" fo:margin-top="0.529cm" fo:margin-bottom="0.529cm" style:contextual-spacing="false" fo:keep-together="always" fo:text-indent="0cm" style:auto-text-indent="false"/>
    </style:style>
    <style:style style:name="P7" style:family="paragraph" style:parent-style-name="Text_20_body" style:list-style-name="L1">
      <style:paragraph-properties fo:margin-left="0.529cm" fo:margin-right="0.529cm" fo:margin-top="0.529cm" fo:margin-bottom="0.529cm" style:contextual-spacing="false" fo:keep-together="always" fo:text-indent="0cm" style:auto-text-indent="false"/>
      <style:text-properties fo:background-color="#f8f9fa" loext:padding-left="0.529cm" loext:padding-right="0cm" loext:padding-top="0.529cm" loext:padding-bottom="0.529cm" loext:border-left="0.06pt solid #e9ecef" loext:border-right="none" loext:border-top="0.06pt solid #e9ecef" loext:border-bottom="0.06pt solid #e9ecef"/>
    </style:style>
    <style:style style:name="P8" style:family="paragraph" style:parent-style-name="Heading_20_1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.397cm" fo:margin-right="0.397cm" fo:margin-top="0.397cm" fo:margin-bottom="0.397cm" style:contextual-spacing="false" fo:text-indent="0cm" style:auto-text-indent="false"/>
    </style:style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>
      <style:paragraph-properties fo:margin-left="0cm" fo:margin-right="0cm" fo:margin-top="1.058cm" fo:margin-bottom="0.247cm" style:contextual-spacing="false" fo:text-align="center" style:justify-single-word="false" fo:text-indent="0cm" style:auto-text-indent="false"/>
    </style:style>
    <style:style style:name="T1" style:family="text">
      <style:text-properties fo:color="#7f8c8d" loext:opacity="100%" loext:padding-left="0cm" loext:padding-right="0cm" loext:padding-top="0cm" loext:padding-bottom="2.646cm" loext:border-left="none" loext:border-right="none" loext:border-top="none" loext:border-bottom="2.24pt solid #007bff"/>
    </style:style>
    <style:style style:name="T2" style:family="text">
      <style:text-properties fo:color="#7f8c8d" loext:opacity="100%" officeooo:rsid="0018fd89" loext:padding-left="0cm" loext:padding-right="0cm" loext:padding-top="0cm" loext:padding-bottom="2.646cm" loext:border-left="none" loext:border-right="none" loext:border-top="none" loext:border-bottom="2.24pt solid #007bff"/>
    </style:style>
    <style:style style:name="T3" style:family="text">
      <style:text-properties fo:background-color="#f8f9fa" loext:char-shading-value="0" loext:padding-left="0.529cm" loext:padding-right="0cm" loext:padding-top="0.529cm" loext:padding-bottom="0.529cm" loext:border-left="0.06pt solid #e9ecef" loext:border-right="none" loext:border-top="0.06pt solid #e9ecef" loext:border-bottom="0.06pt solid #e9ecef"/>
    </style:style>
    <style:style style:name="T4" style:family="text">
      <style:text-properties officeooo:rsid="0018fd89" fo:background-color="#f8f9fa" loext:char-shading-value="0" loext:padding-left="0.529cm" loext:padding-right="0cm" loext:padding-top="0.529cm" loext:padding-bottom="0.529cm" loext:border-left="0.06pt solid #e9ecef" loext:border-right="none" loext:border-top="0.06pt solid #e9ecef" loext:border-bottom="0.06pt solid #e9ecef"/>
    </style:style>
    <style:style style:name="T5" style:family="text">
      <style:text-properties fo:background-color="#d1ecf1" loext:char-shading-value="0" loext:padding-left="0.397cm" loext:padding-right="0cm" loext:padding-top="0.397cm" loext:padding-bottom="0.397cm" loext:border-left="0.06pt solid #bee5eb" loext:border-right="none" loext:border-top="0.06pt solid #bee5eb" loext:border-bottom="0.06pt solid #bee5eb"/>
    </style:style>
    <style:style style:name="T6" style:family="text">
      <style:text-properties fo:background-color="#d4edda" loext:char-shading-value="0" loext:padding-left="0.397cm" loext:padding-right="0cm" loext:padding-top="0.397cm" loext:padding-bottom="0.397cm" loext:border-left="0.06pt solid #c3e6cb" loext:border-right="none" loext:border-top="0.06pt solid #c3e6cb" loext:border-bottom="0.06pt solid #c3e6cb"/>
    </style:style>
    <style:style style:name="T7" style:family="text">
      <style:text-properties officeooo:rsid="0018fd89" fo:background-color="#d4edda" loext:char-shading-value="0" loext:padding-left="0.397cm" loext:padding-right="0cm" loext:padding-top="0.397cm" loext:padding-bottom="0.397cm" loext:border-left="0.06pt solid #c3e6cb" loext:border-right="none" loext:border-top="0.06pt solid #c3e6cb" loext:border-bottom="0.06pt solid #c3e6cb"/>
    </style:style>
    <style:style style:name="T8" style:family="text">
      <style:text-properties officeooo:rsid="0018fd89"/>
    </style:style>
    <style:style style:name="T9" style:family="text">
      <style:text-properties fo:background-color="#f8d7da" loext:char-shading-value="0" loext:padding-left="0.397cm" loext:padding-right="0cm" loext:padding-top="0.397cm" loext:padding-bottom="0.397cm" loext:border-left="0.06pt solid #f5c6cb" loext:border-right="none" loext:border-top="0.06pt solid #f5c6cb" loext:border-bottom="0.06pt solid #f5c6cb"/>
    </style:style>
    <style:style style:name="T10" style:family="text">
      <style:text-properties fo:color="#7f8c8d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ACIÓN TÉCNICA</text:h>
      <text:h text:style-name="P2" text:outline-level="2">Sistema de Gestión de Capítulos</text:h>
      <text:p text:style-name="P3"><text:span text:style-name="Strong_20_Emphasis"><text:span text:style-name="T1">Módulo:</text:span></text:span><text:span text:style-name="T1"> Capítulos Contratados para Odoo</text:span></text:p>
      <text:p text:style-name="P4"><text:soft-page-break/><text:span text:style-name="Strong_20_Emphasis"><text:span text:style-name="T1">Versión:</text:span></text:span><text:span text:style-name="T1"> 1.0</text:span></text:p>
      <text:p text:style-name="P4"><text:span text:style-name="Strong_20_Emphasis"><text:span text:style-name="T1">Fecha:</text:span></text:span><text:span text:style-name="T1"> Diciembre 2024</text:span></text:p>
      <text:p text:style-name="P4"><text:span text:style-name="Strong_20_Emphasis"><text:span text:style-name="T1">Tecnologías:</text:span></text:span><text:span text:style-name="T1"> Python, JavaScript (OWL), XML, CSS</text:span></text:p>
      <text:p text:style-name="P4"><text:span text:style-name="Strong_20_Emphasis"><text:span text:style-name="T1">Framework:</text:span></text:span><text:span text:style-name="T1"> Odoo </text:span><text:span text:style-name="T2">18</text:span></text:p>
      <text:h text:style-name="P5" text:outline-level="2"><text:soft-page-break/>ÍNDICE</text:h>
      <text:list text:style-name="L1">
        <text:list-item>
          <text:p text:style-name="P6"><text:a xlink:type="simple" xlink:href="#informacion-general" text:style-name="Internet_20_link" text:visited-style-name="Visited_20_Internet_20_Link"><text:span text:style-name="T3">1. Información General del Proyecto</text:span></text:a><text:span text:style-name="T3"> </text:span></text:p>
        </text:list-item>
        <text:list-item>
          <text:p text:style-name="P6"><text:a xlink:type="simple" xlink:href="#estructura-proyecto" text:style-name="Internet_20_link" text:visited-style-name="Visited_20_Internet_20_Link"><text:span text:style-name="T3">2. Estructura del Proyecto</text:span></text:a><text:span text:style-name="T3"> </text:span></text:p>
        </text:list-item>
        <text:list-item>
          <text:p text:style-name="P6"><text:a xlink:type="simple" xlink:href="#componentes-principales" text:style-name="Internet_20_link" text:visited-style-name="Visited_20_Internet_20_Link"><text:span text:style-name="T3">3. Componentes Principales</text:span></text:a><text:span text:style-name="T3"> </text:span></text:p>
        </text:list-item>
        <text:list-item>
          <text:p text:style-name="P6"><text:a xlink:type="simple" xlink:href="#flujo-sincronizacion" text:style-name="Internet_20_link" text:visited-style-name="Visited_20_Internet_20_Link"><text:span text:style-name="T3">4. Flujo de Sincronización JavaScript ↔ Pytho</text:span></text:a><text:span text:style-name="T4">n</text:span></text:p>
        </text:list-item>
        <text:list-item>
          <text:p text:style-name="P6"><text:a xlink:type="simple" xlink:href="#arquitectura-sistema" text:style-name="Internet_20_link" text:visited-style-name="Visited_20_Internet_20_Link"><text:span text:style-name="T3">5. Arquitectura del Sistema</text:span></text:a><text:span text:style-name="T3"> </text:span></text:p>
        </text:list-item>
        <text:list-item>
          <text:p text:style-name="P6"><text:a xlink:type="simple" xlink:href="#modelos-datos" text:style-name="Internet_20_link" text:visited-style-name="Visited_20_Internet_20_Link"><text:span text:style-name="T3">6. Modelos de Datos (Python)</text:span></text:a><text:span text:style-name="T3"> </text:span></text:p>
        </text:list-item>
        <text:list-item>
          <text:p text:style-name="P6"><text:a xlink:type="simple" xlink:href="#widget-javascript" text:style-name="Internet_20_link" text:visited-style-name="Visited_20_Internet_20_Link"><text:span text:style-name="T3">7. Widget JavaScript</text:span></text:a><text:span text:style-name="T3"> </text:span></text:p>
        </text:list-item>
        <text:list-item>
          <text:p text:style-name="P6"><text:a xlink:type="simple" xlink:href="#vistas-xml" text:style-name="Internet_20_link" text:visited-style-name="Visited_20_Internet_20_Link"><text:soft-page-break/><text:span text:style-name="T3">8. Vistas XML</text:span></text:a><text:span text:style-name="T3"> </text:span></text:p>
        </text:list-item>
        <text:list-item>
          <text:p text:style-name="P6"><text:a xlink:type="simple" xlink:href="#estilos-css" text:style-name="Internet_20_link" text:visited-style-name="Visited_20_Internet_20_Link"><text:span text:style-name="T3">9. Estilos CSS</text:span></text:a><text:span text:style-name="T3"> </text:span></text:p>
        </text:list-item>
        <text:list-item>
          <text:p text:style-name="P6"><text:a xlink:type="simple" xlink:href="#casos-uso" text:style-name="Internet_20_link" text:visited-style-name="Visited_20_Internet_20_Link"><text:span text:style-name="T3">10. Casos de Uso</text:span></text:a><text:span text:style-name="T3"> </text:span></text:p>
        </text:list-item>
        <text:list-item>
          <text:p text:style-name="P6"><text:a xlink:type="simple" xlink:href="#instalacion" text:style-name="Internet_20_link" text:visited-style-name="Visited_20_Internet_20_Link"><text:span text:style-name="T3">11. Instalación y Configuración</text:span></text:a><text:span text:style-name="T3"> </text:span></text:p>
        </text:list-item>
        <text:list-item>
          <text:p text:style-name="P7"><text:a xlink:type="simple" xlink:href="#debugging" text:style-name="Internet_20_link" text:visited-style-name="Visited_20_Internet_20_Link">12. Debugging y Troubleshooting</text:a> </text:p>
        </text:list-item>
      </text:list>
      <text:h text:style-name="P8" text:outline-level="1"><text:bookmark text:name="informacion-general"/>1. INFORMACIÓN GENERAL DEL PROYECTO</text:h>
      <text:p text:style-name="P9"><text:span text:style-name="Strong_20_Emphasis"><text:span text:style-name="T5">Descripción:</text:span></text:span><text:span text:style-name="T5"> Sistema integral para la gestión de capítulos técnicos en presupuestos de venta de Odoo. Permite crear, organizar y gestionar servicios agrupados con productos configurables, incluyendo condiciones particulares editables. </text:span></text:p>
      <text:h text:style-name="Heading_20_3" text:outline-level="3">Interconexiones JavaScript ↔ Python</text:h>
      <text:p text:style-name="Text_20_body">Este sistema implementa una comunicación bidireccional completa entre el frontend JavaScript y el backend Python, utilizando el framework OWL de Odoo y llamadas RPC para sincronización en tiempo real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text:soft-page-break/>Patrón de Comunicación</text:h>
      <text:p text:style-name="Preformatted_20_Text"><text:span text:style-name="Source_20_Text">┌─────────────────┐ <text:s text:c="3"/>JSON/RPC <text:s text:c="3"/>┌─────────────────┐</text:span></text:p>
      <text:p text:style-name="Preformatted_20_Text"><text:span text:style-name="Source_20_Text">│ <text:s text:c="2"/>JAVASCRIPT <text:s text:c="3"/>│ ←──────────→ <text:s text:c="2"/>│ <text:s text:c="4"/>PYTHON <text:s text:c="5"/>│</text:span></text:p>
      <text:p text:style-name="Preformatted_20_Text"><text:span text:style-name="Source_20_Text">│ <text:s text:c="2"/>(Frontend) <text:s text:c="3"/>│ <text:s text:c="15"/>│ <text:s text:c="2"/>(Backend) <text:s text:c="4"/>│</text:span></text:p>
      <text:p text:style-name="Preformatted_20_Text"><text:span text:style-name="Source_20_Text">└─────────────────┘ <text:s text:c="15"/>└─────────────────┘</text:span></text:p>
      <text:p text:style-name="Preformatted_20_Text"><text:span text:style-name="Source_20_Text"><text:s text:c="8"/>│ <text:s text:c="34"/>│</text:span></text:p>
      <text:p text:style-name="Preformatted_20_Text"><text:span text:style-name="Source_20_Text"><text:s text:c="8"/>├── Estado Local (state) <text:s text:c="11"/>├── Modelos (ORM)</text:span></text:p>
      <text:p text:style-name="Preformatted_20_Text"><text:span text:style-name="Source_20_Text"><text:s text:c="8"/>├── Métodos de UI <text:s text:c="18"/>├── Métodos de Negocio</text:span></text:p>
      <text:p text:style-name="Preformatted_20_Text"><text:span text:style-name="Source_20_Text"><text:s text:c="8"/>├── Eventos DOM <text:s text:c="20"/>├── Validaciones</text:span></text:p>
      <text:p text:style-name="Preformatted_20_Text"><text:span text:style-name="Source_20_Text"><text:s text:c="8"/>└── Comunicación ORM <text:s text:c="15"/>└── Persistencia DB</text:span></text:p>
      <text:h text:style-name="P8" text:outline-level="1"><text:bookmark text:name="estructura-proyecto"/>2. ESTRUCTURA DEL PROYECTO</text:h>
      <text:p text:style-name="Preformatted_20_Text"><text:span text:style-name="Source_20_Text">capitulos/</text:span></text:p>
      <text:p text:style-name="Preformatted_20_Text"><text:span text:style-name="Source_20_Text">├── __manifest__.py <text:s text:c="16"/># Configuración del módulo</text:span></text:p>
      <text:p text:style-name="Preformatted_20_Text"><text:span text:style-name="Source_20_Text">├── models/ <text:s text:c="24"/># Modelos de datos (Python)</text:span></text:p>
      <text:p text:style-name="Preformatted_20_Text"><text:span text:style-name="Source_20_Text">│ <text:s text:c="2"/>├── sale_order.py <text:s text:c="13"/># Extensión del modelo Sale Order</text:span></text:p>
      <text:p text:style-name="Preformatted_20_Text"><text:span text:style-name="Source_20_Text">│ <text:s text:c="2"/>├── capitulo.py <text:s text:c="15"/># Modelo de capítulos técnicos</text:span></text:p>
      <text:p text:style-name="Preformatted_20_Text"><text:span text:style-name="Source_20_Text">│ <text:s text:c="2"/>└── capitulo_seccion.py <text:s text:c="7"/># Modelo de secciones</text:span></text:p>
      <text:p text:style-name="Preformatted_20_Text"><text:span text:style-name="Source_20_Text">├── wizard/ <text:s text:c="24"/># Asistentes (Python)</text:span></text:p>
      <text:p text:style-name="Preformatted_20_Text"><text:span text:style-name="Source_20_Text">│ <text:s text:c="2"/>└── capitulo_wizard.py <text:s text:c="8"/># Wizard para gestión de capítulos</text:span></text:p>
      <text:p text:style-name="Preformatted_20_Text"><text:span text:style-name="Source_20_Text">├── views/ <text:s text:c="25"/># Vistas XML</text:span></text:p>
      <text:p text:style-name="Preformatted_20_Text"><text:span text:style-name="Source_20_Text">│ <text:s text:c="2"/>├── sale_order_views.xml <text:s text:c="6"/># Vistas del presupuesto</text:span></text:p>
      <text:p text:style-name="Preformatted_20_Text"><text:span text:style-name="Source_20_Text">│ <text:s text:c="2"/>├── capitulo_views.xml <text:s text:c="8"/># Vistas de capítulos</text:span></text:p>
      <text:p text:style-name="Preformatted_20_Text"><text:span text:style-name="Source_20_Text">│ <text:s text:c="2"/>└── capitulo_wizard_view.xml <text:s text:c="2"/># Vista del wizard</text:span></text:p>
      <text:p text:style-name="Preformatted_20_Text"><text:span text:style-name="Source_20_Text">├── static/src/ <text:s text:c="20"/># Recursos frontend</text:span></text:p>
      <text:p text:style-name="Preformatted_20_Text"><text:span text:style-name="Source_20_Text">│ <text:s text:c="2"/>├── js/</text:span></text:p>
      <text:p text:style-name="Preformatted_20_Text"><text:span text:style-name="Source_20_Text">│ <text:s text:c="2"/>│ <text:s text:c="2"/>└── capitulos_accordion_widget.js <text:s/># Widget principal</text:span></text:p>
      <text:p text:style-name="Preformatted_20_Text"><text:span text:style-name="Source_20_Text">│ <text:s text:c="2"/>├── css/</text:span></text:p>
      <text:p text:style-name="Preformatted_20_Text"><text:soft-page-break/><text:span text:style-name="Source_20_Text">│ <text:s text:c="2"/>│ <text:s text:c="2"/>└── capitulos_accordion.css <text:s text:c="7"/># Estilos del acordeón</text:span></text:p>
      <text:p text:style-name="Preformatted_20_Text"><text:span text:style-name="Source_20_Text">│ <text:s text:c="2"/>└── xml/</text:span></text:p>
      <text:p text:style-name="Preformatted_20_Text"><text:span text:style-name="Source_20_Text">│ <text:s text:c="6"/>└── capitulos_accordion_templates.xml <text:s/># Templates OWL</text:span></text:p>
      <text:p text:style-name="Preformatted_20_Text"><text:span text:style-name="Source_20_Text">└── security/</text:span></text:p>
      <text:p text:style-name="Preformatted_20_Text"><text:span text:style-name="Source_20_Text"><text:s text:c="4"/>└── ir.model.access.csv <text:s text:c="7"/># Permisos de acceso</text:span></text:p>
      <text:h text:style-name="P8" text:outline-level="1"><text:bookmark text:name="componentes-principales"/>3. COMPONENTES PRINCIPALES</text:h>
      <text:h text:style-name="Heading_20_2" text:outline-level="2">3.1 Modelos de Datos (Python)</text:h>
      <text:h text:style-name="Heading_20_3" text:outline-level="3">A) SaleOrder (sale_order.py)</text:h>
      <text:p text:style-name="Preformatted_20_Text"><text:span text:style-name="Source_20_Text">class SaleOrder(models.Model):</text:span></text:p>
      <text:p text:style-name="Preformatted_20_Text"><text:span text:style-name="Source_20_Text"><text:s text:c="4"/>_inherit = 'sale.order'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CAMPOS PRINCIPALES</text:span></text:p>
      <text:p text:style-name="Preformatted_20_Text"><text:span text:style-name="Source_20_Text"><text:s text:c="4"/>capitulo_ids = fields.Many2many('capitulo.contrato', string='Capítulos Aplicados')</text:span></text:p>
      <text:p text:style-name="Preformatted_20_Text"><text:span text:style-name="Source_20_Text"><text:s text:c="4"/>capitulos_agrupados = fields.Text(compute='_compute_capitulos_agrupados')</text:span></text:p>
      <text:p text:style-name="Preformatted_20_Text"><text:span text:style-name="Source_20_Text"><text:s text:c="4"/>tiene_multiples_capitulos = fields.Boolean(compute='_compute_tiene_multiples_capitulos'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MÉTODOS CLAVE</text:span></text:p>
      <text:p text:style-name="Preformatted_20_Text"><text:span text:style-name="Source_20_Text"><text:s text:c="4"/>def _compute_capitulos_agrupados(self):</text:span></text:p>
      <text:p text:style-name="Preformatted_20_Text"><text:span text:style-name="Source_20_Text"><text:s text:c="8"/>"""MÉTODO CENTRAL: Convierte líneas relacionales a JSON"""</text:span></text:p>
      <text:p text:style-name="Preformatted_20_Text"><text:span text:style-name="Source_20_Text"><text:s text:c="8"/></text:span></text:p>
      <text:p text:style-name="Preformatted_20_Text"><text:soft-page-break/><text:span text:style-name="Source_20_Text"><text:s text:c="4"/>@api.model</text:span></text:p>
      <text:p text:style-name="Preformatted_20_Text"><text:span text:style-name="Source_20_Text"><text:s text:c="4"/>def add_product_to_section(self, order_id, capitulo_name, seccion_name, product_id, quantity):</text:span></text:p>
      <text:p text:style-name="Preformatted_20_Text"><text:span text:style-name="Source_20_Text"><text:s text:c="8"/>"""Añade producto a sección específica"""</text:span></text:p>
      <text:p text:style-name="Preformatted_20_Text"><text:span text:style-name="Source_20_Text"><text:s text:c="8"/></text:span></text:p>
      <text:p text:style-name="Preformatted_20_Text"><text:span text:style-name="Source_20_Text"><text:s text:c="4"/>@api.model</text:span></text:p>
      <text:p text:style-name="Preformatted_20_Text"><text:span text:style-name="Source_20_Text"><text:s text:c="4"/>def save_condiciones_particulares(self, order_id, capitulo_name, seccion_name, condiciones_text):</text:span></text:p>
      <text:p text:style-name="Preformatted_20_Text"><text:span text:style-name="Source_20_Text"><text:s text:c="8"/>"""Guarda condiciones particulares"""</text:span></text:p>
      <text:h text:style-name="Heading_20_3" text:outline-level="3">B) SaleOrderLine (sale_order.py)</text:h>
      <text:p text:style-name="Preformatted_20_Text"><text:span text:style-name="Source_20_Text">class SaleOrderLine(models.Model):</text:span></text:p>
      <text:p text:style-name="Preformatted_20_Text"><text:span text:style-name="Source_20_Text"><text:s text:c="4"/>_inherit = 'sale.order.line'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CAMPOS DE ESTRUCTURA</text:span></text:p>
      <text:p text:style-name="Preformatted_20_Text"><text:span text:style-name="Source_20_Text"><text:s text:c="4"/>es_encabezado_capitulo = fields.Boolean(default=False)</text:span></text:p>
      <text:p text:style-name="Preformatted_20_Text"><text:span text:style-name="Source_20_Text"><text:s text:c="4"/>es_encabezado_seccion = fields.Boolean(default=False)</text:span></text:p>
      <text:p text:style-name="Preformatted_20_Text"><text:span text:style-name="Source_20_Text"><text:s text:c="4"/>condiciones_particulares = fields.Text()</text:span></text:p>
      <text:p text:style-name="Preformatted_20_Text"><text:span text:style-name="Source_20_Text"><text:s text:c="4"/></text:span></text:p>
      <text:p text:style-name="Preformatted_20_Text"><text:span text:style-name="Source_20_Text"/></text:p>
      <text:p text:style-name="Preformatted_20_Text"><text:soft-page-break/><text:span text:style-name="Source_20_Text"><text:s text:c="4"/># MÉTODOS DE PROTECCIÓN</text:span></text:p>
      <text:p text:style-name="Preformatted_20_Text"><text:span text:style-name="Source_20_Text"><text:s text:c="4"/>def unlink(self):</text:span></text:p>
      <text:p text:style-name="Preformatted_20_Text"><text:span text:style-name="Source_20_Text"><text:s text:c="8"/>"""Previene eliminación de encabezados"""</text:span></text:p>
      <text:p text:style-name="Preformatted_20_Text"><text:span text:style-name="Source_20_Text"><text:s text:c="8"/></text:span></text:p>
      <text:p text:style-name="Preformatted_20_Text"><text:span text:style-name="Source_20_Text"><text:s text:c="4"/>def write(self, vals):</text:span></text:p>
      <text:p text:style-name="Preformatted_20_Text"><text:span text:style-name="Source_20_Text"><text:s text:c="8"/>"""Previene modificación de campos críticos"""</text:span></text:p>
      <text:p text:style-name="Preformatted_20_Text"><text:span text:style-name="Source_20_Text"><text:s text:c="8"/></text:span></text:p>
      <text:p text:style-name="Preformatted_20_Text"><text:span text:style-name="Source_20_Text"><text:s text:c="4"/>def create(self, vals):</text:span></text:p>
      <text:p text:style-name="Preformatted_20_Text"><text:span text:style-name="Source_20_Text"><text:s text:c="8"/>"""Controla creación de nuevas líneas"""</text:span></text:p>
      <text:h text:style-name="Heading_20_2" text:outline-level="2">3.2 Widget JavaScript (capitulos_accordion_widget.js)</text:h>
      <text:h text:style-name="Heading_20_3" text:outline-level="3">Clase Principal: CapitulosAccordionWidget</text:h>
      <text:p text:style-name="Preformatted_20_Text"><text:span text:style-name="Source_20_Text">export class CapitulosAccordionWidget extends Component {</text:span></text:p>
      <text:p text:style-name="Preformatted_20_Text"><text:span text:style-name="Source_20_Text"><text:s text:c="4"/>static template = "capitulos.CapitulosAccordionWidget";</text:span></text:p>
      <text:p text:style-name="Preformatted_20_Text"><text:span text:style-name="Source_20_Text"><text:s text:c="4"/></text:span></text:p>
      <text:p text:style-name="Preformatted_20_Text"><text:span text:style-name="Source_20_Text"><text:s text:c="4"/>setup() {</text:span></text:p>
      <text:p text:style-name="Preformatted_20_Text"><text:span text:style-name="Source_20_Text"><text:s text:c="8"/>this.state = useState({ </text:span></text:p>
      <text:p text:style-name="Preformatted_20_Text"><text:span text:style-name="Source_20_Text"><text:s text:c="12"/>collapsedChapters: {}, <text:s text:c="5"/>// Estado de colapso/expansión</text:span></text:p>
      <text:p text:style-name="Preformatted_20_Text"><text:soft-page-break/><text:span text:style-name="Source_20_Text"><text:s text:c="12"/>editingLine: null, <text:s text:c="9"/>// Línea en edición</text:span></text:p>
      <text:p text:style-name="Preformatted_20_Text"><text:span text:style-name="Source_20_Text"><text:s text:c="12"/>editValues: {}, <text:s text:c="12"/>// Valores temporales de edición</text:span></text:p>
      <text:p text:style-name="Preformatted_20_Text"><text:span text:style-name="Source_20_Text"><text:s text:c="12"/>condicionesParticulares: {} // Cache de condiciones</text:span></text:p>
      <text:p text:style-name="Preformatted_20_Text"><text:span text:style-name="Source_20_Text"><text:s text:c="8"/>}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this.orm = useService("orm"); <text:s text:c="10"/>// Servicio ORM para comunicación</text:span></text:p>
      <text:p text:style-name="Preformatted_20_Text"><text:span text:style-name="Source_20_Text"><text:s text:c="8"/>this.notification = useService("notification"); <text:s/>// Notificaciones</text:span></text:p>
      <text:p text:style-name="Preformatted_20_Text"><text:span text:style-name="Source_20_Text"><text:s text:c="8"/>this.dialog = useService("dialog"); <text:s text:c="4"/>// Diálogos modales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PROPIEDADES COMPUTADAS</text:span></text:p>
      <text:p text:style-name="Preformatted_20_Text"><text:span text:style-name="Source_20_Text"><text:s text:c="4"/>get parsedData() { /* Parsea JSON del backend */ }</text:span></text:p>
      <text:p text:style-name="Preformatted_20_Text"><text:span text:style-name="Source_20_Text"><text:s text:c="4"/>get chapters() { /* Convierte datos a estructura de capítulos */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MÉTODOS DE INTERFAZ</text:span></text:p>
      <text:p text:style-name="Preformatted_20_Text"><text:span text:style-name="Source_20_Text"><text:s text:c="4"/>toggleChapter(chapterName) { /* Colapsar/expandir capítulo */ }</text:span></text:p>
      <text:p text:style-name="Preformatted_20_Text"><text:span text:style-name="Source_20_Text"><text:s text:c="4"/>getSections(chapter) { /* Obtener secciones de un capítulo */ }</text:span></text:p>
      <text:p text:style-name="Preformatted_20_Text"><text:span text:style-name="Source_20_Text"><text:s text:c="4"/></text:span></text:p>
      <text:p text:style-name="Preformatted_20_Text"><text:soft-page-break/><text:span text:style-name="Source_20_Text"><text:s text:c="4"/>// MÉTODOS DE GESTIÓN DE PRODUCTOS</text:span></text:p>
      <text:p text:style-name="Preformatted_20_Text"><text:span text:style-name="Source_20_Text"><text:s text:c="4"/>async addProductToSection(chapterName, sectionName) { /* Añadir producto */ }</text:span></text:p>
      <text:p text:style-name="Preformatted_20_Text"><text:span text:style-name="Source_20_Text"><text:s text:c="4"/>async deleteLine(lineId) { /* Eliminar producto */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MÉTODOS DE EDICIÓN INLINE</text:span></text:p>
      <text:p text:style-name="Preformatted_20_Text"><text:span text:style-name="Source_20_Text"><text:s text:c="4"/>startEditLine(lineId) { /* Iniciar edición */ }</text:span></text:p>
      <text:p text:style-name="Preformatted_20_Text"><text:span text:style-name="Source_20_Text"><text:s text:c="4"/>async saveEdit() { /* Guardar cambios */ }</text:span></text:p>
      <text:p text:style-name="Preformatted_20_Text"><text:span text:style-name="Source_20_Text"><text:s text:c="4"/>cancelEdit() { /* Cancelar edición */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MÉTODOS DE CONDICIONES PARTICULARES</text:span></text:p>
      <text:p text:style-name="Preformatted_20_Text"><text:span text:style-name="Source_20_Text"><text:s text:c="4"/>updateCondicionesParticulares(chapterName, sectionName, value) { /* Actualizar texto */ }</text:span></text:p>
      <text:p text:style-name="Preformatted_20_Text"><text:span text:style-name="Source_20_Text"><text:s text:c="4"/>async saveCondicionesParticulares(chapterName, sectionName, value) { /* Guardar en servidor */ }</text:span></text:p>
      <text:p text:style-name="Preformatted_20_Text"><text:span text:style-name="Source_20_Text"><text:s text:c="4"/>getCondicionesParticulares(chapterName, sectionName) { /* Obtener texto */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MÉTODOS DE DEBUGGING</text:span></text:p>
      <text:p text:style-name="Preformatted_20_Text"><text:span text:style-name="Source_20_Text"><text:s text:c="4"/>async forceRefresh() { /* Forzar actualización */ }</text:span></text:p>
      <text:p text:style-name="Preformatted_20_Text"><text:span text:style-name="Source_20_Text"><text:s text:c="4"/>debugState() { /* Inspeccionar estado */ }</text:span></text:p>
      <text:p text:style-name="Preformatted_20_Text"><text:span text:style-name="Source_20_Text">}</text:span></text:p>
      <text:h text:style-name="P8" text:outline-level="1"><text:bookmark text:name="flujo-sincronizacion"/>4. FLUJO COMPLETO DE SINCRONIZACIÓN JAVASCRIPT ↔ PYTHON</text:h>
      <text:h text:style-name="Heading_20_2" text:outline-level="2">Métodos de Interconexión Principales</text:h>
      <text:h text:style-name="Heading_20_3" text:outline-level="3">A) Maximizar/Minimizar Capítulos (Solo Frontend)</text:h>
      <text:p text:style-name="Preformatted_20_Text"><text:span text:style-name="Source_20_Text">// JavaScript: toggleChapter(chapterName)</text:span></text:p>
      <text:p text:style-name="Preformatted_20_Text"><text:span text:style-name="Source_20_Text">toggleChapter(chapterName) {</text:span></text:p>
      <text:p text:style-name="Preformatted_20_Text"><text:span text:style-name="Source_20_Text"><text:s text:c="4"/>this.state.collapsedChapters = {</text:span></text:p>
      <text:p text:style-name="Preformatted_20_Text"><text:span text:style-name="Source_20_Text"><text:s text:c="8"/>...this.state.collapsedChapters,</text:span></text:p>
      <text:p text:style-name="Preformatted_20_Text"><text:span text:style-name="Source_20_Text"><text:s text:c="8"/>[chapterName]: !this.state.collapsedChapters[chapterName]</text:span></text:p>
      <text:p text:style-name="Preformatted_20_Text"><text:span text:style-name="Source_20_Text"><text:s text:c="4"/>};</text:span></text:p>
      <text:p text:style-name="Preformatted_20_Text"><text:span text:style-name="Source_20_Text">}</text:span></text:p>
      <text:p text:style-name="P9"><text:span text:style-name="Strong_20_Emphasis"><text:span text:style-name="T5">Estado Local:</text:span></text:span><text:span text:style-name="T5"> </text:span><text:span text:style-name="Source_20_Text"><text:span text:style-name="T5">this.state.collapsedChapters = { "Capítulo 1": true }</text:span></text:span><text:span text:style-name="T5"><text:line-break/></text:span><text:span text:style-name="Strong_20_Emphasis"><text:span text:style-name="T5">Comunicación:</text:span></text:span><text:span text:style-name="T5"> NO requiere comunicación con Python<text:line-break/></text:span><text:soft-page-break/><text:span text:style-name="Strong_20_Emphasis"><text:span text:style-name="T5">Persistencia:</text:span></text:span><text:span text:style-name="T5"> Solo durante la sesión del usuario </text:span></text:p>
      <text:h text:style-name="Heading_20_3" text:outline-level="3">B) Gestión de Productos (JS → Python)</text:h>
      <text:p text:style-name="Preformatted_20_Text"><text:span text:style-name="Source_20_Text">// JavaScript: addProductToSection()</text:span></text:p>
      <text:p text:style-name="Preformatted_20_Text"><text:span text:style-name="Source_20_Text">async addProductToSection(chapterName, sectionName) {</text:span></text:p>
      <text:p text:style-name="Preformatted_20_Text"><text:span text:style-name="Source_20_Text"><text:s text:c="4"/>const result = await this.orm.call(</text:span></text:p>
      <text:p text:style-name="Preformatted_20_Text"><text:span text:style-name="Source_20_Text"><text:s text:c="8"/>'sale.order',</text:span></text:p>
      <text:p text:style-name="Preformatted_20_Text"><text:span text:style-name="Source_20_Text"><text:s text:c="8"/>'add_product_to_section',</text:span></text:p>
      <text:p text:style-name="Preformatted_20_Text"><text:span text:style-name="Source_20_Text"><text:s text:c="8"/>[orderId, chapterName, sectionName, productId, 1.0]</text:span></text:p>
      <text:p text:style-name="Preformatted_20_Text"><text:span text:style-name="Source_20_Text"><text:s text:c="4"/>);</text:span></text:p>
      <text:p text:style-name="Preformatted_20_Text"><text:span text:style-name="Source_20_Text"><text:s text:c="4"/>await this.props.record.load();</text:span></text:p>
      <text:p text:style-name="Preformatted_20_Text"><text:span text:style-name="Source_20_Text"><text:s text:c="4"/>this.render();</text:span></text:p>
      <text:p text:style-name="Preformatted_20_Text"><text:span text:style-name="Source_20_Text">}</text:span></text:p>
      <text:p text:style-name="Preformatted_20_Text"><text:span text:style-name="Source_20_Text"># Python: add_product_to_section()</text:span></text:p>
      <text:p text:style-name="Preformatted_20_Text"><text:span text:style-name="Source_20_Text">@api.model</text:span></text:p>
      <text:p text:style-name="Preformatted_20_Text"><text:span text:style-name="Source_20_Text">def add_product_to_section(self, order_id, capitulo_name, seccion_name, product_id, quantity=1.0):</text:span></text:p>
      <text:p text:style-name="Preformatted_20_Text"><text:span text:style-name="Source_20_Text"><text:s text:c="4"/># 1. Buscar capítulo y sección</text:span></text:p>
      <text:p text:style-name="Preformatted_20_Text"><text:span text:style-name="Source_20_Text"><text:s text:c="4"/># 2. Crear nueva línea de producto</text:span></text:p>
      <text:p text:style-name="Preformatted_20_Text"><text:soft-page-break/><text:span text:style-name="Source_20_Text"><text:s text:c="4"/># 3. Forzar recálculo de JSON</text:span></text:p>
      <text:p text:style-name="Preformatted_20_Text"><text:span text:style-name="Source_20_Text"><text:s text:c="4"/>order._compute_capitulos_agrupados()</text:span></text:p>
      <text:p text:style-name="Preformatted_20_Text"><text:span text:style-name="Source_20_Text"><text:s text:c="4"/>return {'success': True, 'line_id': new_line.id}</text:span></text:p>
      <text:h text:style-name="Heading_20_3" text:outline-level="3">C) Condiciones Particulares (Híbrido)</text:h>
      <text:p text:style-name="Preformatted_20_Text"><text:span text:style-name="Source_20_Text">// JavaScript: Estado híbrido (local + servidor)</text:span></text:p>
      <text:p text:style-name="Preformatted_20_Text"><text:span text:style-name="Source_20_Text">getCondicionesParticulares(chapterName, sectionName) {</text:span></text:p>
      <text:p text:style-name="Preformatted_20_Text"><text:span text:style-name="Source_20_Text"><text:s text:c="4"/>// Prioridad 1: Estado local (cambios inmediatos)</text:span></text:p>
      <text:p text:style-name="Preformatted_20_Text"><text:span text:style-name="Source_20_Text"><text:s text:c="4"/>const localValue = this.state.condicionesParticulares[sectionKey];</text:span></text:p>
      <text:p text:style-name="Preformatted_20_Text"><text:span text:style-name="Source_20_Text"><text:s text:c="4"/>if (localValue !== undefined) return localValue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Prioridad 2: Datos del servidor (persistidos)</text:span></text:p>
      <text:p text:style-name="Preformatted_20_Text"><text:span text:style-name="Source_20_Text"><text:s text:c="4"/>return this.parsedData[chapterName]?.sections[sectionName]?.condiciones_particulares || '';</text:span></text:p>
      <text:p text:style-name="Preformatted_20_Text"><text:span text:style-name="Source_20_Text">}</text:span></text:p>
      <text:h text:style-name="Heading_20_2" text:outline-level="2"><text:soft-page-break/></text:h>
      <text:h text:style-name="Heading_20_2" text:outline-level="2">Estructura JSON de Intercambio</text:h>
      <text:p text:style-name="Preformatted_20_Text"><text:span text:style-name="Source_20_Text">{</text:span></text:p>
      <text:p text:style-name="Preformatted_20_Text"><text:span text:style-name="Source_20_Text"><text:s text:c="2"/>"Capítulo 1": {</text:span></text:p>
      <text:p text:style-name="Preformatted_20_Text"><text:span text:style-name="Source_20_Text"><text:s text:c="4"/>"sections": {</text:span></text:p>
      <text:p text:style-name="Preformatted_20_Text"><text:span text:style-name="Source_20_Text"><text:s text:c="6"/>"Sección A": {</text:span></text:p>
      <text:p text:style-name="Preformatted_20_Text"><text:span text:style-name="Source_20_Text"><text:s text:c="8"/>"lines": [</text:span></text:p>
      <text:p text:style-name="Preformatted_20_Text"><text:span text:style-name="Source_20_Text"><text:s text:c="10"/>{</text:span></text:p>
      <text:p text:style-name="Preformatted_20_Text"><text:span text:style-name="Source_20_Text"><text:s text:c="12"/>"id": 123,</text:span></text:p>
      <text:p text:style-name="Preformatted_20_Text"><text:span text:style-name="Source_20_Text"><text:s text:c="12"/>"product_name": "Producto X",</text:span></text:p>
      <text:p text:style-name="Preformatted_20_Text"><text:span text:style-name="Source_20_Text"><text:s text:c="12"/>"product_uom_qty": 2.0,</text:span></text:p>
      <text:p text:style-name="Preformatted_20_Text"><text:span text:style-name="Source_20_Text"><text:s text:c="12"/>"price_unit": 100.0,</text:span></text:p>
      <text:p text:style-name="Preformatted_20_Text"><text:span text:style-name="Source_20_Text"><text:s text:c="12"/>"price_subtotal": 200.0</text:span></text:p>
      <text:p text:style-name="Preformatted_20_Text"><text:span text:style-name="Source_20_Text"><text:s text:c="10"/>}</text:span></text:p>
      <text:p text:style-name="Preformatted_20_Text"><text:span text:style-name="Source_20_Text"><text:s text:c="8"/>],</text:span></text:p>
      <text:p text:style-name="Preformatted_20_Text"><text:span text:style-name="Source_20_Text"><text:s text:c="8"/>"condiciones_particulares": "Texto editable"</text:span></text:p>
      <text:p text:style-name="Preformatted_20_Text"><text:span text:style-name="Source_20_Text"><text:s text:c="6"/>}</text:span></text:p>
      <text:p text:style-name="Preformatted_20_Text"><text:soft-page-break/><text:span text:style-name="Source_20_Text"><text:s text:c="4"/>},</text:span></text:p>
      <text:p text:style-name="Preformatted_20_Text"><text:span text:style-name="Source_20_Text"><text:s text:c="4"/>"total": 200.0</text:span></text:p>
      <text:p text:style-name="Preformatted_20_Text"><text:span text:style-name="Source_20_Text"><text:s text:c="2"/>}</text:span></text:p>
      <text:p text:style-name="Preformatted_20_Text"><text:span text:style-name="Source_20_Text">}</text:span></text:p>
      <text:h text:style-name="P8" text:outline-level="1"><text:bookmark text:name="casos-uso"/>10. CASOS DE USO</text:h>
      <text:h text:style-name="Heading_20_2" text:outline-level="2">Caso de Uso 1: Crear Nuevo Presupuesto con Capítulos</text:h>
      <text:p text:style-name="P9"><text:span text:style-name="Strong_20_Emphasis"><text:span text:style-name="T6">Actor:</text:span></text:span><text:span text:style-name="T6"> Usuario </text:span><text:span text:style-name="T7">técnico</text:span><text:span text:style-name="T6"><text:line-break/></text:span><text:span text:style-name="Strong_20_Emphasis"><text:span text:style-name="T6">Objetivo:</text:span></text:span><text:span text:style-name="T6"> Crear un presupuesto estructurado por capítulos técnicos </text:span></text:p>
      <text:list text:style-name="L2">
        <text:list-item>
          <text:p text:style-name="P10">Usuario crea nuevo presupuesto de venta </text:p>
        </text:list-item>
        <text:list-item>
          <text:p text:style-name="P10">Accede al wizard de capítulos </text:p>
        </text:list-item>
        <text:list-item>
          <text:p text:style-name="P10">Selecciona capítulos técnicos aplicables </text:p>
        </text:list-item>
        <text:list-item>
          <text:p text:style-name="P10">Sistema genera estructura automáticamente </text:p>
        </text:list-item>
        <text:list-item>
          <text:p text:style-name="P10">Usuario añade productos a cada sección </text:p>
        </text:list-item>
        <text:list-item>
          <text:p text:style-name="P10">Completa condiciones particulares </text:p>
        </text:list-item>
        <text:list-item>
          <text:p text:style-name="P11">Confirma presupuesto </text:p>
        </text:list-item>
      </text:list>
      <text:h text:style-name="Heading_20_2" text:outline-level="2">Caso de Uso 2: Editar Productos en Capítulo Existente</text:h>
      <text:p text:style-name="P9"><text:span text:style-name="Strong_20_Emphasis"><text:span text:style-name="T6">Actor:</text:span></text:span><text:span text:style-name="T6"> Usuario </text:span><text:span text:style-name="T7">comercial</text:span><text:span text:style-name="T6"><text:line-break/></text:span><text:span text:style-name="Strong_20_Emphasis"><text:span text:style-name="T6">Objetivo:</text:span></text:span><text:span text:style-name="T6"> Modificar productos y cantidades en un capítulo </text:span></text:p>
      <text:list text:style-name="L3">
        <text:list-item>
          <text:p text:style-name="P12">Usuario <text:span text:style-name="T8">tiene</text:span> presupuesto existente </text:p>
        </text:list-item>
        <text:list-item>
          <text:p text:style-name="P12">Navega al widget de capítulos </text:p>
        </text:list-item>
        <text:list-item>
          <text:p text:style-name="P12">Expande capítulo deseado </text:p>
        </text:list-item>
        <text:list-item>
          <text:p text:style-name="P12">Hace clic en "Editar" en línea de producto </text:p>
        </text:list-item>
        <text:list-item>
          <text:p text:style-name="P12"><text:span text:style-name="T8">Añade productos por secciones, m</text:span>odifica cantidad y precio </text:p>
        </text:list-item>
        <text:list-item>
          <text:p text:style-name="P12">Guarda cambios </text:p>
        </text:list-item>
        <text:list-item>
          <text:p text:style-name="P13">Sistema recalcula totales automáticamente </text:p>
        </text:list-item>
      </text:list>
      <text:h text:style-name="P8" text:outline-level="1"><text:bookmark text:name="instalacion"/>11. INSTALACIÓN Y CONFIGURACIÓN</text:h>
      <text:h text:style-name="Heading_20_2" text:outline-level="2">Requisitos del Sistema</text:h>
      <text:list text:style-name="L4">
        <text:list-item>
          <text:p text:style-name="P14"><text:span text:style-name="Strong_20_Emphasis">Odoo:</text:span> Versión 1<text:span text:style-name="T8">8</text:span></text:p>
        </text:list-item>
        <text:list-item>
          <text:p text:style-name="P14"><text:span text:style-name="Strong_20_Emphasis">Python:</text:span> 3.8+ </text:p>
        </text:list-item>
        <text:list-item>
          <text:p text:style-name="P14"><text:span text:style-name="Strong_20_Emphasis">Dependencias:</text:span> sale, stock, product </text:p>
        </text:list-item>
      </text:list>
      <text:p text:style-name="Text_20_body"/>
      <text:h text:style-name="Heading_20_2" text:outline-level="2">Pasos de Instalación</text:h>
      <text:list text:style-name="L5">
        <text:list-item>
          <text:p text:style-name="P15">Copiar el módulo al directorio de <text:span text:style-name="T8">custom_</text:span>addons de Odoo </text:p>
        </text:list-item>
        <text:list-item>
          <text:p text:style-name="P15">Actualizar lista de aplicaciones </text:p>
        </text:list-item>
        <text:list-item>
          <text:p text:style-name="P15">Instalar el módulo "Gestión de Capítulos" </text:p>
        </text:list-item>
        <text:list-item>
          <text:p text:style-name="P15">Configurar permisos de usuario </text:p>
        </text:list-item>
        <text:list-item>
          <text:p text:style-name="P15">Crear capítulos técnicos base </text:p>
        </text:list-item>
        <text:list-item>
          <text:p text:style-name="P16">Probar funcionalidad en presupuesto de prueba </text:p>
        </text:list-item>
      </text:list>
      <text:h text:style-name="P8" text:outline-level="1"><text:bookmark text:name="debugging"/>12. DEBUGGING Y TROUBLESHOOTING</text:h>
      <text:h text:style-name="Heading_20_2" text:outline-level="2">Métodos de Debugging JavaScript</text:h>
      <text:p text:style-name="Preformatted_20_Text"><text:span text:style-name="Source_20_Text">// Inspeccionar estado del widget</text:span></text:p>
      <text:p text:style-name="Preformatted_20_Text"><text:span text:style-name="Source_20_Text">this.debugState();</text:span></text:p>
      <text:p text:style-name="Preformatted_20_Text"/>
      <text:p text:style-name="Preformatted_20_Text"><text:span text:style-name="Source_20_Text">// Forzar actualización desde servidor</text:span></text:p>
      <text:p text:style-name="Preformatted_20_Text"><text:span text:style-name="Source_20_Text">await this.forceRefresh();</text:span></text:p>
      <text:p text:style-name="Preformatted_20_Text"/>
      <text:p text:style-name="Preformatted_20_Text"><text:span text:style-name="Source_20_Text">// Verificar datos parseados</text:span></text:p>
      <text:p text:style-name="Preformatted_20_Text"><text:span text:style-name="Source_20_Text">console.log('Parsed Data:', this.parsedData);</text:span></text:p>
      <text:p text:style-name="Preformatted_20_Text"/>
      <text:p text:style-name="Preformatted_20_Text"><text:span text:style-name="Source_20_Text">// Verificar estado de colapso</text:span></text:p>
      <text:p text:style-name="Preformatted_20_Text"><text:span text:style-name="Source_20_Text">console.log('Collapsed Chapters:', this.state.collapsedChapters);</text:span></text:p>
      <text:p text:style-name="Preformatted_20_Text"><text:span text:style-name="Source_20_Text"/></text:p>
      <text:h text:style-name="Heading_20_2" text:outline-level="2"><text:soft-page-break/>Métodos de Debugging Python</text:h>
      <text:p text:style-name="Preformatted_20_Text"><text:span text:style-name="Source_20_Text"># Logging en métodos críticos</text:span></text:p>
      <text:p text:style-name="Preformatted_20_Text"><text:span text:style-name="Source_20_Text">import logging</text:span></text:p>
      <text:p text:style-name="Preformatted_20_Text"><text:span text:style-name="Source_20_Text">_logger = logging.getLogger(__name__)</text:span></text:p>
      <text:p text:style-name="Preformatted_20_Text"/>
      <text:p text:style-name="Preformatted_20_Text"><text:span text:style-name="Source_20_Text">def add_product_to_section(self, ...):</text:span></text:p>
      <text:p text:style-name="Preformatted_20_Text"><text:span text:style-name="Source_20_Text"><text:s text:c="4"/>_logger.info(f"Añadiendo producto {product_id} a {capitulo_name}/{seccion_name}")</text:span></text:p>
      <text:p text:style-name="Preformatted_20_Text"><text:span text:style-name="Source_20_Text"><text:s text:c="4"/></text:span></text:p>
      <text:p text:style-name="Preformatted_20_Text"><text:span text:style-name="Source_20_Text"># Verificar JSON generado</text:span></text:p>
      <text:p text:style-name="Preformatted_20_Text"><text:span text:style-name="Source_20_Text">def _compute_capitulos_agrupados(self):</text:span></text:p>
      <text:p text:style-name="Preformatted_20_Text"><text:span text:style-name="Source_20_Text"><text:s text:c="4"/>result = json.loads(self.capitulos_agrupados or '{}')</text:span></text:p>
      <text:p text:style-name="Preformatted_20_Text"><text:span text:style-name="Source_20_Text"><text:s text:c="4"/>_logger.debug(f"JSON generado: {result}")</text:span></text:p>
      <text:p text:style-name="Preformatted_20_Text"><text:span text:style-name="Source_20_Text"><text:span text:style-name="T9"/></text:span></text:p>
      <text:p text:style-name="Preformatted_20_Text"><text:span text:style-name="Source_20_Text"><text:span text:style-name="T9"/></text:span></text:p>
      <text:h text:style-name="Heading_20_2" text:outline-level="2">Logs Importantes</text:h>
      <text:list text:style-name="L6">
        <text:list-item>
          <text:p text:style-name="P17"><text:span text:style-name="Strong_20_Emphasis">JavaScript Console:</text:span> Errores de frontend y estado del widget </text:p>
        </text:list-item>
        <text:list-item>
          <text:p text:style-name="P17"><text:soft-page-break/><text:span text:style-name="Strong_20_Emphasis">Odoo Server Log:</text:span> Errores de backend y validaciones </text:p>
        </text:list-item>
        <text:list-item>
          <text:p text:style-name="P17"><text:span text:style-name="Strong_20_Emphasis">Network Tab:</text:span> Llamadas RPC y respuestas del servidor </text:p>
        </text:list-item>
        <text:list-item>
          <text:p text:style-name="P18"><text:span text:style-name="Strong_20_Emphasis">Database Log:</text:span> Consultas SQL y transacciones </text:p>
        </text:list-item>
      </text:list>
      <text:p text:style-name="P9"><text:span text:style-name="Strong_20_Emphasis"><text:span text:style-name="T5">Nota:</text:span></text:span><text:span text:style-name="T5"> Para debugging avanzado, activar el modo desarrollador de Odoo y usar las herramientas de desarrollo del navegador. </text:span></text:p>
      <text:p text:style-name="Horizontal_20_Line"/>
      <text:p text:style-name="P19"><text:span text:style-name="Strong_20_Emphasis"><text:span text:style-name="T10">Documentación Técnica - Sistema de Gestión de Capítulos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Monaco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, Tahoma, Geneva, 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60%"/>
      <style:text-properties fo:color="#333333" loext:opacity="100%" style:font-name="Segoe UI" fo:font-family="'Segoe UI', Tahoma, Geneva, Verdana, sans-serif" style:font-name-asian="Segoe UI" style:font-family-asian="'Segoe UI', Tahoma, Geneva, Verdana, sans-serif" style:font-name-complex="Segoe UI" style:font-family-complex="'Segoe UI', Tahoma, Geneva, Verdana, sans-serif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1.058cm" fo:margin-bottom="0.212cm" style:contextual-spacing="false" fo:break-before="page" fo:padding-left="0cm" fo:padding-right="0cm" fo:padding-top="0cm" fo:padding-bottom="0.265cm" fo:border-left="none" fo:border-right="none" fo:border-top="none" fo:border-bottom="2.24pt solid #3498db"/>
      <style:text-properties fo:color="#2c3e50" loext:opacity="100%"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794cm" fo:margin-bottom="0.212cm" style:contextual-spacing="false" fo:padding-left="0cm" fo:padding-right="0cm" fo:padding-top="0cm" fo:padding-bottom="0.212cm" fo:border-left="none" fo:border-right="none" fo:border-top="none" fo:border-bottom="1.5pt solid #3498db"/>
      <style:text-properties fo:color="#34495e" loext:opacity="100%"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661cm" fo:margin-bottom="0.212cm" style:contextual-spacing="false" fo:padding-left="0.397cm" fo:padding-right="0cm" fo:padding-top="0cm" fo:padding-bottom="0cm" fo:border-left="3pt solid #3498db" fo:border-right="none" fo:border-top="none" fo:border-bottom="none"/>
      <style:text-properties fo:color="#2980b9" loext:opacity="100%"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529cm" fo:margin-bottom="0.212cm" style:contextual-spacing="false"/>
      <style:text-properties fo:color="#2980b9" loext:opacity="100%"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397cm" fo:margin-bottom="0.106cm" style:contextual-spacing="false"/>
      <style:text-properties fo:color="#34495e" loext:opacity="100%"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left="0.397cm" fo:margin-right="0.397cm" fo:margin-top="0.397cm" fo:margin-bottom="0.397cm" style:contextual-spacing="false" fo:line-height="140%" fo:keep-together="always" fo:padding-left="0.397cm" fo:padding-right="0cm" fo:padding-top="0.397cm" fo:padding-bottom="0.397cm" fo:border-left="0.06pt solid #e9ecef" fo:border-right="none" fo:border-top="0.06pt solid #e9ecef" fo:border-bottom="0.06pt solid #e9ecef"/>
      <style:text-properties style:font-name="Consolas" fo:font-family="Consolas, Monaco, 'Courier New', monospace" fo:font-size="10pt" style:font-name-asian="Consolas" style:font-family-asian="Consolas, Monaco, 'Courier New', monospace" style:font-size-asian="10pt" style:font-name-complex="Consolas" style:font-family-complex="Consolas, Monaco, 'Courier New', monospace" style:font-size-complex="10pt"/>
    </style:style>
    <style:style style:name="Quotations" style:family="paragraph" style:parent-style-name="Standard" style:class="html">
      <style:paragraph-properties fo:margin-left="0.397cm" fo:margin-right="0.397cm" fo:margin-top="0.397cm" fo:margin-bottom="0.397cm" style:contextual-spacing="false" fo:text-indent="0cm" style:auto-text-indent="false" fo:padding-left="0.529cm" fo:padding-right="0cm" fo:padding-top="0cm" fo:padding-bottom="0cm" fo:border-left="3pt solid #3498db" fo:border-right="none" fo:border-top="none" fo:border-bottom="none"/>
      <style:text-properties fo:font-style="italic" style:font-style-asian="italic" style:font-style-complex="italic"/>
    </style:style>
    <style:style style:name="Título_20_1.cover-title" style:display-name="Título 1.cover-title" style:family="paragraph" style:parent-style-name="Heading_20_1">
      <style:paragraph-properties fo:margin-top="1.058cm" fo:margin-bottom="0.794cm" style:contextual-spacing="false"/>
      <style:text-properties fo:color="#2c3e50" loext:opacity="100%" fo:font-weight="bold" style:font-weight-asian="bold" style:font-weight-complex="bold"/>
    </style:style>
    <style:style style:name="Título_20_2.cover-subtitle" style:display-name="Título 2.cover-subtitle" style:family="paragraph" style:parent-style-name="Heading_20_2">
      <style:paragraph-properties fo:margin-top="0.794cm" fo:margin-bottom="1.323cm" style:contextual-spacing="false"/>
      <style:text-properties fo:color="#34495e" loext:opacity="100%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fo:color="#e74c3c" loext:opacity="100%" style:font-name="Consolas" fo:font-family="Consolas, Monaco, 'Courier New', monospace" fo:background-color="#f8f9fa" style:font-name-asian="Consolas" style:font-family-asian="Consolas, Monaco, 'Courier New', monospace" style:font-name-complex="Consolas" style:font-family-complex="Consolas, Monaco, 'Courier New', monospac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none" fo:padding="0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  <style:master-page style:name="HTML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Documentación Técnica - Sistema de Gestión de Capítulos</dc:title>
    <meta:generator>LibreOffice/25.2.4.3$Windows_X86_64 LibreOffice_project/33e196637044ead23f5c3226cde09b47731f7e27</meta:generator>
    <dc:date>2025-07-16T14:01:08.250070200</dc:date>
    <meta:editing-duration>PT6M10S</meta:editing-duration>
    <meta:editing-cycles>1</meta:editing-cycles>
    <meta:document-statistic meta:table-count="0" meta:image-count="0" meta:object-count="0" meta:page-count="23" meta:paragraph-count="259" meta:word-count="1176" meta:character-count="10365" meta:non-whitespace-character-count="8314"/>
    <meta:user-defined meta:name=""/>
    <meta:user-defined meta:name="viewport">width=device-width, initial-scale=1.0</meta:user-defined>
  </office:meta>
</office:document-meta>
</file>